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udu Cyryllic" svg:font-family="'Dudu Cyrylli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252525" style:font-name="Liberation Serif" fo:font-size="12pt" fo:letter-spacing="normal" fo:font-style="normal" fo:font-weight="normal" officeooo:rsid="00383fe9" officeooo:paragraph-rsid="0005a628" style:font-size-asian="12pt" style:font-weight-asian="bold" style:font-size-complex="12pt" style:font-weight-complex="bold"/>
    </style:style>
    <style:style style:name="P2" style:family="paragraph" style:parent-style-name="Standard">
      <style:text-properties fo:font-variant="normal" fo:text-transform="none" fo:color="#252525" style:font-name="Liberation Serif" fo:font-size="12pt" fo:letter-spacing="normal" fo:font-style="normal" fo:font-weight="normal" officeooo:rsid="002eea17" officeooo:paragraph-rsid="0005a628" style:font-size-asian="12pt" style:font-weight-asian="bold" style:font-size-complex="12pt" style:font-weight-complex="bold"/>
    </style:style>
    <style:style style:name="P3" style:family="paragraph" style:parent-style-name="Standard">
      <style:text-properties fo:font-variant="normal" fo:text-transform="none" fo:color="#252525" style:font-name="Liberation Serif" fo:font-size="12pt" fo:letter-spacing="normal" fo:font-style="normal" fo:font-weight="normal" officeooo:rsid="002f9ee3" officeooo:paragraph-rsid="0005a628" style:font-size-asian="12pt" style:font-weight-asian="bold" style:font-size-complex="12pt" style:font-weight-complex="bold"/>
    </style:style>
    <style:style style:name="P4" style:family="paragraph" style:parent-style-name="Standard">
      <style:text-properties fo:font-variant="normal" fo:text-transform="none" fo:color="#252525" style:font-name="Liberation Serif" fo:font-size="12pt" fo:letter-spacing="normal" fo:font-style="normal" fo:font-weight="normal" officeooo:rsid="002fbc86" officeooo:paragraph-rsid="0005a628" style:font-size-asian="12pt" style:font-weight-asian="bold" style:font-size-complex="12pt" style:font-weight-complex="bold"/>
    </style:style>
    <style:style style:name="P5" style:family="paragraph" style:parent-style-name="Standard">
      <style:text-properties fo:font-variant="normal" fo:text-transform="none" fo:color="#252525" style:font-name="Liberation Serif" fo:font-size="12pt" fo:letter-spacing="normal" fo:font-style="normal" fo:font-weight="normal" officeooo:rsid="00324590" officeooo:paragraph-rsid="0005a628" style:font-size-asian="12pt" style:font-weight-asian="bold" style:font-size-complex="12pt" style:font-weight-complex="bold"/>
    </style:style>
    <style:style style:name="P6" style:family="paragraph" style:parent-style-name="Standard">
      <style:text-properties fo:font-variant="normal" fo:text-transform="none" fo:color="#252525" style:font-name="Liberation Serif" fo:font-size="12pt" fo:letter-spacing="normal" fo:font-style="normal" fo:font-weight="normal" officeooo:rsid="00339103" officeooo:paragraph-rsid="0005a628" style:font-size-asian="12pt" style:font-weight-asian="bold" style:font-size-complex="12pt" style:font-weight-complex="bold"/>
    </style:style>
    <style:style style:name="P7" style:family="paragraph" style:parent-style-name="Standard">
      <style:text-properties fo:font-variant="normal" fo:text-transform="none" fo:color="#252525" style:font-name="Liberation Serif" fo:font-size="12pt" fo:letter-spacing="normal" fo:font-style="normal" fo:font-weight="normal" officeooo:rsid="0034e498" officeooo:paragraph-rsid="0005a628" style:font-size-asian="12pt" style:font-weight-asian="bold" style:font-size-complex="12pt" style:font-weight-complex="bold"/>
    </style:style>
    <style:style style:name="P8" style:family="paragraph" style:parent-style-name="Standard">
      <style:text-properties fo:font-variant="normal" fo:text-transform="none" fo:color="#252525" style:font-name="Liberation Serif" fo:font-size="12pt" fo:letter-spacing="normal" fo:font-style="normal" fo:font-weight="normal" officeooo:rsid="0035c0de" officeooo:paragraph-rsid="0005a628" style:font-size-asian="12pt" style:font-weight-asian="bold" style:font-size-complex="12pt" style:font-weight-complex="bold"/>
    </style:style>
    <style:style style:name="P9" style:family="paragraph" style:parent-style-name="Standard">
      <style:text-properties fo:font-variant="normal" fo:text-transform="none" fo:color="#252525" style:font-name="Liberation Serif" fo:font-size="12pt" fo:letter-spacing="normal" fo:font-style="normal" fo:font-weight="normal" officeooo:rsid="0036c186" officeooo:paragraph-rsid="0005a628" style:font-size-asian="12pt" style:font-weight-asian="bold" style:font-size-complex="12pt" style:font-weight-complex="bold"/>
    </style:style>
    <style:style style:name="P10" style:family="paragraph" style:parent-style-name="Standard">
      <style:text-properties fo:font-variant="normal" fo:text-transform="none" fo:color="#252525" style:font-name="Liberation Serif" fo:font-size="12pt" fo:letter-spacing="normal" fo:font-style="italic" fo:font-weight="normal" officeooo:rsid="0034e498" officeooo:paragraph-rsid="0005a628" style:font-size-asian="12pt" style:font-style-asian="italic" style:font-weight-asian="bold" style:font-size-complex="12pt" style:font-style-complex="italic" style:font-weight-complex="bold"/>
    </style:style>
    <style:style style:name="P11" style:family="paragraph" style:parent-style-name="Standard">
      <style:text-properties fo:font-variant="normal" fo:text-transform="none" fo:color="#252525" style:font-name="Liberation Serif" fo:font-size="12pt" fo:letter-spacing="normal" fo:font-style="italic" fo:font-weight="normal" officeooo:rsid="0036c186" officeooo:paragraph-rsid="0005a628" style:font-size-asian="12pt" style:font-style-asian="italic" style:font-weight-asian="bold" style:font-size-complex="12pt" style:font-style-complex="italic" style:font-weight-complex="bold"/>
    </style:style>
    <style:style style:name="P12" style:family="paragraph" style:parent-style-name="Standard">
      <style:text-properties fo:font-variant="normal" fo:text-transform="none" fo:color="#252525" style:font-name="Dudu Cyryllic" fo:font-size="12pt" fo:letter-spacing="normal" fo:font-style="normal" fo:font-weight="normal" officeooo:rsid="0036c186" officeooo:paragraph-rsid="0005a628" style:font-size-asian="12pt" style:font-weight-asian="bold" style:font-size-complex="12pt" style:font-weight-complex="bold"/>
    </style:style>
    <style:style style:name="T1" style:family="text">
      <style:text-properties officeooo:rsid="031c1f8e"/>
    </style:style>
    <style:style style:name="T2" style:family="text">
      <style:text-properties officeooo:rsid="002fbc86"/>
    </style:style>
    <style:style style:name="T3" style:family="text">
      <style:text-properties officeooo:rsid="00317fee"/>
    </style:style>
    <style:style style:name="T4" style:family="text">
      <style:text-properties officeooo:rsid="031e0a29"/>
    </style:style>
    <style:style style:name="T5" style:family="text">
      <style:text-properties officeooo:rsid="0034e498"/>
    </style:style>
    <style:style style:name="T6" style:family="text">
      <style:text-properties officeooo:rsid="010a0605"/>
    </style:style>
    <style:style style:name="T7" style:family="text">
      <style:text-properties officeooo:rsid="03a16f1e"/>
    </style:style>
    <style:style style:name="T8" style:family="text">
      <style:text-properties officeooo:rsid="0127a156"/>
    </style:style>
    <style:style style:name="T9" style:family="text">
      <style:text-properties officeooo:rsid="012801d1"/>
    </style:style>
    <style:style style:name="T10" style:family="text">
      <style:text-properties officeooo:rsid="010b69a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3"/>
      <text:p text:style-name="P3">На следующей неделе, по пути с обеда на завод, я, как всегда, зашёл к Владе.</text:p>
      <text:p text:style-name="P3">У соседа в их дворе только что сдохла курица и Владя предложил оттащить её в цех и повесить в бытовке. </text:p>
      <text:p text:style-name="P3">Для хохмы.</text:p>
      <text:p text:style-name="P3">Этот план не слишком-то меня воодушевил, но я всё равно помог Владе переправить её в завод. </text:p>
      <text:p text:style-name="P3">Для стенолазания нужна свобода рук, а когда несёшь газетный свёрток с курицей нечем хвататься за дырки в бетоне.</text:p>
      <text:p text:style-name="P3">Посреди потолка бытовки свисал электропровод для лампочки, которой <text:span text:style-name="T1">там </text:span><text:s/>не было, <text:span text:style-name="T1">да и патрона тоже</text:span>.</text:p>
      <text:p text:style-name="P3">Владя взял чью-то незавершённую «шабашку» под окном, опёр её на срединный ряд шкафчиков, взобрался сверху и обмотал безработным проводом курицу за шею.</text:p>
      <text:p text:style-name="P3">Там она и застыла, развесив грязно-белые крылья поверх костлявых дохлых ног.</text:p>
      <text:p text:style-name="P3"/>
      <text:p text:style-name="P3">Перерыв кончился, в Механическом начали заводиться станки и в бытовку зашёл чернявый плотный слесарь с ремонтного участка.</text:p>
      <text:p text:style-name="P3">Увидав бездыханное пернатое, он почему-то не засмеялся, а тут же вышел. </text:p>
      <text:p text:style-name="P3">На смену ему в дверь влетел мастер Боря Сакун.</text:p>
      <text:p text:style-name="P3">Сдвинув брови и раскрыв рот в виде маленькой буквы «о», он две секунды снизу вверх смотрел на птицу, <text:span text:style-name="T2">а потом развернулся к нам:</text:span></text:p>
      <text:p text:style-name="P3">- <text:span text:style-name="T2">Волосатики! Суки! Ваша работа!</text:span></text:p>
      <text:p text:style-name="P4">Он почему-то называл нас «волосатиками». </text:p>
      <text:p text:style-name="P4">Мы поотнекивались, <text:span text:style-name="T1">но </text:span>потом Владя снял и унёс курицу — зашвырнуть куда-нибудь.</text:p>
      <text:p text:style-name="P4"/>
      <text:p text:style-name="P4">Вобщем-то, по большому счёту, Боря был прав — всего даже при двух свидетелях к концу рабочего дня весь Ремонтный цех знал, что волосатики повесили в бытовке курицу. А повиси она <text:span text:style-name="T3">там</text:span> хотя бы час, через неделю по Конотопу ходили бы глухие слухи, что на заводе КПВРЗ кого-то повесили в бытовке.</text:p>
      <text:p text:style-name="P4"/>
      <text:p text:style-name="P5">Мы с Ольгой перестали провожаться до хаты её тётки. </text:p>
      <text:p text:style-name="P5">Нашлось более подходящее место, вернее она его показала.</text:p>
      <text:p text:style-name="P5">Чуть дальше по Будённого тупик налево, что заканчивался железными воротами нефтяной базы. </text:p>
      <text:p text:style-name="P5">Вблизи ворот, вдоль забора на обочине, стояла парковская скамейка. Кто и когда приволок её — неизвестно, но место выбрали удачно, чтобы не падал свет от фонаря возле ворот.</text:p>
      <text:p text:style-name="P5">Вобщем, есть где без помех выкурить сигарету в задушевном разговоре.</text:p>
      <text:p text:style-name="P6">Там я заочно познакомился с конотопскими родственниками Ольги.</text:p>
      <text:p text:style-name="P6"/>
      <text:p text:style-name="P6">Мать её сестры сразу после войны служила связисткой при штабе расквартированном в Польше. Когда её демобилизовали, она не вернулась на родину, потому что вышла замуж за поляка, родила ребёнка и осталась жить <text:span text:style-name="T1">среди поляков</text:span>.</text:p>
      <text:p text:style-name="P6">Спустя четыре года она приехала в Конотоп на похороны кого-то из родителей. </text:p>
      <text:p text:style-name="P6">Обратно её уже не выпустили, несмотря на то, что её малолетняя дочь оста<text:span text:style-name="T1">ва</text:span>лась в Польше, <text:span text:style-name="T1">а сама страна </text:span>входит в содружество социалистического лагеря.</text:p>
      <text:p text:style-name="P6">Так что, теперь она не знает что там с её дочкой и мужем, потому что ни на одно из своих писем не получила ответа.</text:p>
      <text:p text:style-name="P6">Потом тётя Нина расписалась с дядей Колей; он не пьёт и на хорошей работе — в лесхозе, только ему часто надо уезжать на своём мотоцикле с коляской. </text:p>
      <text:p text:style-name="P6">Зато вон какую хату отгрохал — три комнаты и кухня.</text:p>
      <text:p text:style-name="P6">Детей у них нет и они взяли приёмную дочь. Её назвали Олей и очень любят, недавно <text:soft-page-break/>пианино купили, хотя в одиннадцать лет уже, наверно, поздно.</text:p>
      <text:p text:style-name="P6">Тётя Нина работает на мясокомбинате в три смены. </text:p>
      <text:p text:style-name="P6">До него идти два километра вдоль железнодорожных путей. </text:p>
      <text:p text:style-name="P6">Зато <text:span text:style-name="T4">им</text:span> не <text:span text:style-name="T4">надо </text:span>покупа<text:span text:style-name="T4">ть</text:span> мясо на Базаре. </text:p>
      <text:p text:style-name="P6">На проходной мясокомбината сумки, конечно, проверяют, но в трусы не заглядывают.</text:p>
      <text:p text:style-name="P6"/>
      <text:p text:style-name="P6">Ещё на той скамейке мы говорили об искусстве.</text:p>
      <text:p text:style-name="P6">Например, обсуждали фильм «<text:span text:style-name="T5">Ромео и Джульетта», после совместного просмотра в подвальном кинозале Лунатика.</text:span></text:p>
      <text:p text:style-name="P6">- <text:span text:style-name="T5">Что они там говорят — ничего не понятно, а слёзы так и бегут — реву, как дура какая-то...</text:span></text:p>
      <text:p text:style-name="P6"/>
      <text:p text:style-name="P10"><text:span text:style-name="T6">(...и</text:span> очень даже чёткая оценка — ведь непривычным слухом воспринимать стихи неимоверно трудно, и пусть знакомы все слова они, смешавшись, словно кости домино для партии в «козла», верлибром заслоняют смысл, что многие из знатных дам Вероны, тебя моложе, уж детей имеют...<text:span text:style-name="T6">)</text:span></text:p>
      <text:p text:style-name="P10"/>
      <text:p text:style-name="P7">И именно там (это я всё ещё про скамейку) Ольга загарпунила меня всерьёз и надолго.</text:p>
      <text:p text:style-name="P7">Всего одна лишь фраза, но если ты родился недотёпой-графоманом, тебе — <text:span text:style-name="T7">капут</text:span>:</text:p>
      <text:p text:style-name="P7">- Вчера я записала в своём дневнике: «когда он целовал меня на прощанье, я была безмерно счастлива».</text:p>
      <text:p text:style-name="P7">Опаньки! И ты влип безвозвратно.</text:p>
      <text:p text:style-name="P7">Во-первых, за многие тонны перечитанной литературы <text:span text:style-name="T4">мне </text:span>ни разу не попались слова про «безмерное счастье».</text:p>
      <text:p text:style-name="P7">Во-вторых, она ведёт дневник!</text:p>
      <text:p text:style-name="P7">В-третьих, в дневнике пишется про меня!..</text:p>
      <text:p text:style-name="P7"/>
      <text:p text:style-name="P7">После танцев мы иногда провожались на крыльцо хаты, <text:span text:style-name="T8">в которой</text:span> жила её подружка Света.</text:p>
      <text:p text:style-name="P7">В такое позднее время в Конотопе жильцы хат во двор уже не выходят и, когда Света, похихикав, уходила спать, крыльцо с узкой лавкой вдоль бортиков из доски-вагонки оставалось в нашем распоряжении...</text:p>
      <text:p text:style-name="P7">В один из таких вечеров Ольга сказала мне подождать, пока она уйдёт к себе, потому что тёте Нине сегодня в третью смену, а дядя Коля в отъезде по району.</text:p>
      <text:p text:style-name="P7">Я долго ждал, пока услышал как звякнула клямка калитки за уходящей на работу тётей Ниной.</text:p>
      <text:p text:style-name="P7">Ещё через пару минут пришла Ольга и без слов поманила идти за ней. </text:p>
      <text:p text:style-name="P8">Мы с оглядкой прошли по переулку и беззвучно вошли во двор её хаты.</text:p>
      <text:p text:style-name="P8">Дверь из веранды вела в большую кухню, отделённую портьерами от ещё бóльшей гостиной, <text:span text:style-name="T9">за </text:span>которой, <text:s/><text:span text:style-name="T9">и </text:span>тоже за портьерами, была спальня Оли и Ольги. </text:p>
      <text:p text:style-name="P8">Туда мы не пошли, а свернули в спальню хозяев, налево от входной двери.</text:p>
      <text:p text:style-name="P8"/>
      <text:p text:style-name="P8">Ольга включила неяркий ночник и ушла в спальню за гостиной. <text:s/></text:p>
      <text:p text:style-name="P8">Я остался наедине с отблескивающей никелем спинок широкой двуспальной кроватью парадного вида и с более будничной, полуторной, рядом со шторами дверного проёма на кухню. </text:p>
      <text:p text:style-name="P8">Я изнывал от напряжения.</text:p>
      <text:p text:style-name="P8">Ольга вернулась в халате не застёгнутом на пуговицы. </text:p>
      <text:p text:style-name="P8">Не сговариваясь мы посмотрели на полуторную и она погасила ночник.</text:p>
      <text:p text:style-name="P8">Под халатом из одежды на ней были только трусики. </text:p>
      <text:p text:style-name="P8">Я поспешил привести количество своей <text:span text:style-name="T4">одежды </text:span>в соответствие с её.</text:p>
      <text:p text:style-name="P8">Потом последовала долгая молчаливая борьба за каждый из рукавов её халата. </text:p>
      <text:p text:style-name="P8">Наконец, я отшвырнул эту преграду на стул у стены и свёл одёжный счёт к ничейному «один: один».</text:p>
      <text:p text:style-name="P8"><text:soft-page-break/>Когда я обернулся к ней, она лежала тесно скрестив руки на груди. Холодно!</text:p>
      <text:p text:style-name="P9">Пришлось перебраться под покрывало.</text:p>
      <text:p text:style-name="P9">Возни с трусиками оказалось не меньше, чем с халатом.</text:p>
      <text:p text:style-name="P9">И вот мы оба голые.</text:p>
      <text:p text:style-name="P9">Жарко!</text:p>
      <text:p text:style-name="P9">А потом...</text:p>
      <text:p text:style-name="P9">Потом она бешено извивалась подо мной, отталкивала мои руки.</text:p>
      <text:p text:style-name="P9">Мне оставалось только тереться между её ляжек и об кустик волос не зная что к чему, но чувствуя — ещё немного и...</text:p>
      <text:p text:style-name="P9">О!</text:p>
      <text:p text:style-name="P9">Опять вывернулась...</text:p>
      <text:p text:style-name="P9"/>
      <text:p text:style-name="P11"><text:span text:style-name="T6">(...я</text:span> бы смог, честное слово, просто не успел.</text:p>
      <text:p text:style-name="P11">В ту ночь кукушка в ходиках на кухне сошла с ума и выскакивала со своим «ку-ку» каждые две минуты, и вот уже кукует шесть и сейчас Оля встанет собираться в школу, <text:span text:style-name="T9">и</text:span> мне <text:span text:style-name="T9">пора</text:span> по-быстрому одеваться и уходить, пока не вернулась тётя Нина...<text:span text:style-name="T10">)</text:span></text:p>
      <text:p text:style-name="P12"/>
      <text:p text:style-name="P1">Конечно, мы позволили себе хоть и не всё, <text:s/>но чересчур много. </text:p>
      <text:p text:style-name="P1">Мы зашли слишком далеко и нам не осталось пути обратно. </text:p>
      <text:p text:style-name="P1">Просто провожаниями уже не отделаться. Объятий с поцелуями слишком мало.</text:p>
      <text:p text:style-name="P1">Но где? </text:p>
      <text:p text:style-name="P1">И когда?</text:p>
      <text:p text:style-name="P1">Седьмого ноября, сказала Ольга, после демонстрации, которую Оля пройдёт со своей школой <text:span text:style-name="T10">и</text:span> дядя Коля отвезёт её и тётю Нину в своё село.</text:p>
      <text:p text:style-name="P1">Это значит, что ей — не отвертеться; кукушке — не спугнуть меня. </text:p>
      <text:p text:style-name="P1">Вся ночь — наша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udu Cyryllic" svg:font-family="'Dudu Cyrylli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7-03-01T18:15:27.677753153</meta:creation-date>
    <dc:date>2017-03-01T18:15:33.389078412</dc:date>
    <dc:creator>sehrguey </dc:creator>
    <meta:editing-duration>PT5S</meta:editing-duration>
    <meta:editing-cycles>1</meta:editing-cycles>
    <meta:document-statistic meta:table-count="0" meta:image-count="0" meta:object-count="0" meta:page-count="3" meta:paragraph-count="81" meta:word-count="1106" meta:character-count="6771" meta:non-whitespace-character-count="5707"/>
    <meta:generator>LibreOffice/4.3.3.2$Linux_x86 LibreOffice_project/430m0$Build-2</meta:generator>
  </office:meta>
</office:document-meta>
</file>